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e that resembles how you think about the problem.</text:p>
      <text:p text:style-name="Standard"><text:tab/>Rules → Results (Pattern matching)</text:p>
      <text:p text:style-name="Standard"/>
      <text:p text:style-name="Standard"><text:tab/>Data abstraction</text:p>
      <text:p text:style-name="Standard"><text:tab/><text:tab/>Limited Known Cases mostly structural meaning → Discriminated unions</text:p>
      <text:p text:style-name="Standard"><text:tab/><text:tab/>Unlimited cases → Classes</text:p>
      <text:p text:style-name="Standard"><text:tab/><text:tab/>Single small datatype → Record</text:p>
      <text:p text:style-name="Standard"><text:tab/></text:p>
      <text:p text:style-name="Standard"><text:tab/>Linear stream-style code vs nested vs temporary variab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gnus Lidbom</meta:initial-creator>
    <meta:creation-date>2009-10-05T11:21:08</meta:creation-date>
    <dc:date>2010-04-16T00:00:01</dc:date>
    <dc:creator>Magnus Lidbom</dc:creator>
    <meta:editing-duration>PT03H50M50S</meta:editing-duration>
    <meta:editing-cycles>78</meta:editing-cycles>
    <meta:generator>OpenOffice.org/3.2$Linux OpenOffice.org_project/320m12$Build-9483</meta:generator>
    <meta:document-statistic meta:table-count="0" meta:image-count="0" meta:object-count="0" meta:page-count="1" meta:paragraph-count="8" meta:word-count="42" meta:character-count="292"/>
  </office:meta>
</office:document-meta>
</file>